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Numbering_20_1" style:list-style-name="L1"/>
    <style:style style:name="P3" style:family="paragraph" style:parent-style-name="Heading_20_2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amarbejdsaftale mellem <text:line-break/>Jens Lauritsen og Torsten Christiansen.</text:h>
      <text:h text:style-name="P3" text:outline-level="2">Periode: 1. september 2010 – 31. august 2011</text:h>
      <text:h text:style-name="P1" text:outline-level="1"/>
      <text:h text:style-name="Heading_20_2" text:outline-level="2">Forudsætninger:</text:h>
      <text:p text:style-name="Standard">Torsten flytter pr. 1. september til Nykøbing Falster og bliver bosiddende der frem til 31 august 2011. I den forbindelse udformes dette dokument til at formalisere det fremtidige samarbejde.</text:p>
      <text:p text:style-name="Standard"/>
      <text:p text:style-name="Standard"/>
      <text:list xml:id="list625945493" text:style-name="L1">
        <text:list-item>
          <text:p text:style-name="P2">Den nuværende ansættelses forlænges fra den 30. juni 2011 til 31. august. 2011 Lønindplacering som nu, samt efter ancinitet.</text:p>
        </text:list-item>
        <text:list-item>
          <text:p text:style-name="P2">Der etableres hjemmearbejdsplads i Nykøbing med eksisterende udstyr fra OUH. Stationære PC'er – OS74333, Mac mini, PowerPC Mac, samt div. tilbehør (skærm, mus, osv.)</text:p>
        </text:list-item>
        <text:list-item>
          <text:p text:style-name="P2">Som minimum afholdes mødes hos Jens en gang hver 14. dag, men vi tilstræber et møde om ugen. <text:s/>Ved møderne tilstræbes at gennemgå flg. punkter</text:p>
          <text:list>
            <text:list-item>
              <text:p text:style-name="P2">Sidste periodes arbejde.</text:p>
            </text:list-item>
            <text:list-item>
              <text:p text:style-name="P2">Planlægning for arbejde indtil næste møde</text:p>
            </text:list-item>
            <text:list-item>
              <text:p text:style-name="P2">Ca. 1 gang om måneden gennemgåes den overordnede strategi og tilpasses i forhold til udviklingen.</text:p>
            </text:list-item>
          </text:list>
        </text:list-item>
        <text:list-item>
          <text:p text:style-name="P2">Torsten vil så vidt muligt få stillet en kontorplads til rådighed de(n) dag(e) hvor han er i Odense – PC faciliteter er ikke påkrævet da en bærbar computer forventes medbragt.</text:p>
        </text:list-item>
        <text:list-item>
          <text:p text:style-name="P2">Torsten vil i hele perioden få betalt ”fri datatrafik” på telefonen, således at det vil være muligt at arbejde i toget mellem Nykøbing F. og Odense. Det beløber sig til kr. 49,- om måneden. Beløbet udbetales for hele perioden efter fremsendelse af regning.</text:p>
        </text:list-item>
        <text:list-item>
          <text:p text:style-name="P2">Nærmere aftale om TC's tilknytning til projektet indgås senest pr. 1/4-2011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22:54.21</meta:creation-date>
    <dc:date>2010-08-19T09:43:05</dc:date>
    <dc:creator>Torsten Christiansen</dc:creator>
    <meta:editing-duration>PT01H33M13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1" meta:paragraph-count="13" meta:word-count="231" meta:character-count="1422"/>
  </office:meta>
</office:document-meta>
</file>